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35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  <style:map style:condition="is-true-formula([$Sheet1.$D$2]&lt;[$Sheet1.$D$2:.$D$14])" style:apply-style-name="Untitled2" style:base-cell-address="Sheet1.D2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  <style:map style:condition="is-true-formula([$Sheet1.$D$2]&lt;[$Sheet1.$D$2:.$D$14])" style:apply-style-name="Untitled2" style:base-cell-address="Sheet1.D2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  <style:map style:condition="is-true-formula([$Sheet1.$D$2]&lt;[$Sheet1.$D$2:.$D$14])" style:apply-style-name="Untitled2" style:base-cell-address="Sheet1.D2"/>
    </style:style>
    <style:style style:name="ce1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$Sheet1.$D$2]&lt;[$Sheet1.$D$2:.$D$14])" style:apply-style-name="Untitled2" style:base-cell-address="Sheet1.D2"/>
    </style:style>
    <style:style style:name="ce11" style:family="table-cell" style:parent-style-name="Default">
      <style:table-cell-properties fo:border="0.06pt solid #000000"/>
      <style:text-properties style:font-name="Liberation Sans"/>
      <style:map style:condition="is-true-formula([$Sheet1.$D$2]&lt;[$Sheet1.$D$2:.$D$14])" style:apply-style-name="Untitled2" style:base-cell-address="Sheet1.D2"/>
    </style:style>
  </office:automatic-styles>
  <office:body>
    <office:spreadsheet>
      <table:table table:name="Sheet1" table:style-name="ta1"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2">
          <table:table-cell office:value-type="string">
            <text:p>Livros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Archiving</text:p>
          </table:table-cell>
          <table:table-cell table:style-name="ce4" office:value-type="float" office:value="92874" table:number-columns-spanned="1" table:number-rows-spanned="2">
            <text:p>92874</text:p>
          </table:table-cell>
          <table:table-cell table:style-name="ce4" office:value-type="float" office:value="397" table:number-columns-spanned="1" table:number-rows-spanned="2">
            <text:p>397</text:p>
          </table:table-cell>
          <table:table-cell table:style-name="ce7" office:value-type="float" office:value="5481032256" table:number-columns-spanned="1" table:number-rows-spanned="2">
            <text:p>5481032256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Mia Couto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4">
          <table:table-cell table:style-name="ce2" office:value-type="string">
            <text:p>.NET</text:p>
          </table:table-cell>
          <table:table-cell table:style-name="ce4" office:value-type="float" office:value="107191" table:number-columns-spanned="1" table:number-rows-spanned="2">
            <text:p>107191</text:p>
          </table:table-cell>
          <table:table-cell table:style-name="ce4" office:value-type="float" office:value="304" table:number-columns-spanned="1" table:number-rows-spanned="2">
            <text:p>304</text:p>
          </table:table-cell>
          <table:table-cell table:style-name="ce7" office:value-type="float" office:value="4342592473" table:number-columns-spanned="1" table:number-rows-spanned="2">
            <text:p>4342592473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.NET</text:p>
          </table:table-cell>
          <table:covered-table-cell table:number-columns-repeated="2" table:style-name="ce3"/>
          <table:covered-table-cell table:style-name="ce9"/>
          <table:table-cell table:number-columns-repeated="1020"/>
        </table:table-row>
        <table:table-row table:style-name="ro4">
          <table:table-cell table:style-name="ce2" office:value-type="string">
            <text:p>XATA VERM</text:p>
          </table:table-cell>
          <table:table-cell table:style-name="ce4" office:value-type="float" office:value="59042" table:number-columns-spanned="1" table:number-rows-spanned="2">
            <text:p>59042</text:p>
          </table:table-cell>
          <table:table-cell table:style-name="ce4" office:value-type="float" office:value="27" table:number-columns-spanned="1" table:number-rows-spanned="2">
            <text:p>27</text:p>
          </table:table-cell>
          <table:table-cell table:style-name="ce10" office:value-type="float" office:value="6120127849" table:number-columns-spanned="1" table:number-rows-spanned="2">
            <text:p>6120127849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XATA VERDE</text:p>
          </table:table-cell>
          <table:covered-table-cell table:number-columns-repeated="2" table:style-name="ce3"/>
          <table:covered-table-cell table:style-name="ce11"/>
          <table:table-cell table:number-columns-repeated="1020"/>
        </table:table-row>
        <table:table-row table:style-name="ro2">
          <table:table-cell table:style-name="ce2" office:value-type="string">
            <text:p>Elementos de Elec</text:p>
          </table:table-cell>
          <table:table-cell table:style-name="ce4" office:value-type="float" office:value="95672" table:number-columns-spanned="1" table:number-rows-spanned="2">
            <text:p>95672</text:p>
          </table:table-cell>
          <table:table-cell table:style-name="ce4" office:value-type="float" office:value="1384" table:number-columns-spanned="1" table:number-rows-spanned="2">
            <text:p>1384</text:p>
          </table:table-cell>
          <table:table-cell table:style-name="ce7" office:value-type="float" office:value="4340031120" table:number-columns-spanned="1" table:number-rows-spanned="2">
            <text:p>434003112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-mercator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2">
          <table:table-cell table:style-name="ce2" office:value-type="string">
            <text:p>B-mercator</text:p>
          </table:table-cell>
          <table:table-cell table:style-name="ce5" office:value-type="float" office:value="87837" table:number-columns-spanned="1" table:number-rows-spanned="2">
            <text:p>87837</text:p>
          </table:table-cell>
          <table:table-cell table:style-name="ce4" office:value-type="float" office:value="9164" table:number-columns-spanned="1" table:number-rows-spanned="2">
            <text:p>9164</text:p>
          </table:table-cell>
          <table:table-cell table:style-name="ce7" office:value-type="float" office:value="5042643905" table:number-columns-spanned="1" table:number-rows-spanned="2">
            <text:p>5042643905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-mercator</text:p>
          </table:table-cell>
          <table:covered-table-cell table:style-name="ce4"/>
          <table:covered-table-cell table:style-name="ce3"/>
          <table:covered-table-cell table:style-name="ce8"/>
          <table:table-cell table:number-columns-repeated="1020"/>
        </table:table-row>
        <table:table-row table:style-name="ro2">
          <table:table-cell table:style-name="ce2" office:value-type="string">
            <text:p>XATA Verm</text:p>
          </table:table-cell>
          <table:table-cell table:style-name="ce6" office:value-type="float" office:value="98691" table:number-columns-spanned="1" table:number-rows-spanned="2">
            <text:p>98691</text:p>
          </table:table-cell>
          <table:table-cell table:style-name="ce4" office:value-type="float" office:value="316" table:number-columns-spanned="1" table:number-rows-spanned="2">
            <text:p>316</text:p>
          </table:table-cell>
          <table:table-cell table:style-name="ce7" office:value-type="float" office:value="4871264124" table:number-columns-spanned="1" table:number-rows-spanned="2">
            <text:p>4871264124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XATA Traseira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4">
          <table:table-cell table:style-name="ce2" office:value-type="string">
            <text:p>Dummies</text:p>
          </table:table-cell>
          <table:table-cell table:style-name="ce4" office:value-type="float" office:value="113509" table:number-columns-spanned="1" table:number-rows-spanned="2">
            <text:p>113509</text:p>
          </table:table-cell>
          <table:table-cell table:style-name="ce4" office:value-type="float" office:value="0" table:number-columns-spanned="1" table:number-rows-spanned="2">
            <text:p>0</text:p>
          </table:table-cell>
          <table:table-cell table:style-name="ce7" office:value-type="float" office:value="4765049207" table:number-columns-spanned="1" table:number-rows-spanned="2">
            <text:p>4765049207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tós</text:p>
          </table:table-cell>
          <table:covered-table-cell table:number-columns-repeated="2" table:style-name="ce3"/>
          <table:covered-table-cell table:style-name="ce8"/>
          <table:table-cell table:number-columns-repeated="1020"/>
        </table:table-row>
        <table:table-row table:style-name="ro4">
          <table:table-cell table:style-name="ce2" office:value-type="string">
            <text:p>net_book1</text:p>
          </table:table-cell>
          <table:table-cell table:style-name="ce4" office:value-type="float" office:value="103265" table:number-columns-spanned="1" table:number-rows-spanned="2">
            <text:p>103265</text:p>
          </table:table-cell>
          <table:table-cell table:style-name="ce4" office:value-type="float" office:value="130" table:number-columns-spanned="1" table:number-rows-spanned="2">
            <text:p>130</text:p>
          </table:table-cell>
          <table:table-cell table:style-name="ce4" office:value-type="float" office:value="5651183878" table:number-columns-spanned="1" table:number-rows-spanned="2">
            <text:p>5651183878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net_book3</text:p>
          </table:table-cell>
          <table:covered-table-cell table:number-columns-repeated="3" table:style-name="ce3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3" table:number-columns-repeated="4"/>
          <table:table-cell table:number-columns-repeated="1020"/>
        </table:table-row>
        <table:table-row table:style-name="ro4">
          <table:table-cell table:style-name="ce2"/>
          <table:table-cell table:style-name="ce4" table:number-columns-repeated="3"/>
          <table:table-cell table:number-columns-repeated="102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Lima</meta:initial-creator>
    <meta:creation-date>2014-04-01T16:10:11</meta:creation-date>
    <dc:date>2014-04-01T16:53:34</dc:date>
    <dc:creator>Paulo Lima</dc:creator>
    <meta:editing-duration>PT21M13S</meta:editing-duration>
    <meta:editing-cycles>3</meta:editing-cycles>
    <meta:generator>LibreOffice/3.5$Linux_X86_64 LibreOffice_project/350m1$Build-2</meta:generator>
    <meta:document-statistic meta:table-count="3" meta:cell-count="44" meta:object-count="0"/>
  </office:meta>
</office:document-meta>
</file>